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2200000253C69C6A87797805CE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31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845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89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2cm"/>
    </style:style>
    <style:style style:name="gr8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9.085cm"/>
    </style:style>
    <style:style style:name="pr1" style:family="presentation" style:parent-style-name="_31_030_25_20Wt._25_20Intro-notes">
      <style:graphic-properties draw:fill-color="#ffffff" fo:min-height="12.572cm"/>
    </style:style>
    <style:style style:name="pr2" style:family="presentation" style:parent-style-name="Hymn_25_20templat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style:font-name="Liberation Sans Narrow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beration Sans Narrow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 Narrow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Liberation Sans Narrow" fo:font-size="24pt" style:font-size-asian="24pt" style:font-size-complex="24pt"/>
    </style:style>
    <style:style style:name="T6" style:family="text">
      <style:text-properties style:font-name="Liberation Sans Narrow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draw:frame draw:style-name="gr1" draw:text-style-name="P2" draw:layer="layout" svg:width="24.384cm" svg:height="2.681cm" svg:x="1.778cm" svg:y="1.016cm">
          <draw:text-box>
            <text:p text:style-name="P1"><text:span text:style-name="T1">Special Hymn</text:span></text:p>
            <text:p text:style-name="P1"><text:span text:style-name="T2">“</text:span><text:span text:style-name="T2">O Zion, Haste, Thy Mission High Fulfill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4" draw:layer="layout" svg:width="24.384cm" svg:height="6.095cm" svg:x="1.778cm" svg:y="0.762cm">
          <draw:text-box>
            <text:p text:style-name="P1"><text:span text:style-name="T3">1. </text:span><text:span text:style-name="T4">O Zion, haste, thy mission high fulfilling,</text:span></text:p>
            <text:p text:style-name="P1"><text:span text:style-name="T4">to tell to all the world that God is Light;</text:span></text:p>
            <text:p text:style-name="P1"><text:span text:style-name="T4">that He who made all nations is not willing</text:span></text:p>
            <text:p text:style-name="P1"><text:span text:style-name="T4">one soul should perish, lost in shades of n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4" draw:text-style-name="P6" draw:layer="layout" svg:width="24.384cm" svg:height="4.143cm" svg:x="1.778cm" svg:y="0.762cm">
          <draw:text-box>
            <text:p><text:span text:style-name="T5">Refrain:</text:span></text:p>
            <text:p><text:span text:style-name="T4">Publish glad tidings, tidings of peace,</text:span></text:p>
            <text:p><text:span text:style-name="T4">tidings of Jesus, redemption, and rel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3" draw:text-style-name="P6" draw:layer="layout" svg:width="24.384cm" svg:height="6.095cm" svg:x="1.778cm" svg:y="0.762cm">
          <draw:text-box>
            <text:p text:style-name="P1"><text:span text:style-name="T3">2. </text:span><text:span text:style-name="T4">Behold how many thousands still are lying</text:span></text:p>
            <text:p text:style-name="P1"><text:span text:style-name="T4">bound in the dark-some prison-house of sin,</text:span></text:p>
            <text:p text:style-name="P1"><text:span text:style-name="T4">with none to tell them of the Savior's dying,</text:span></text:p>
            <text:p text:style-name="P1"><text:span text:style-name="T4">or of the life He died for them to w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4" draw:text-style-name="P6" draw:layer="layout" svg:width="24.384cm" svg:height="4.143cm" svg:x="1.778cm" svg:y="0.762cm">
          <draw:text-box>
            <text:p><text:span text:style-name="T5">Refrain:</text:span></text:p>
            <text:p><text:span text:style-name="T4">Publish glad tidings, tidings of peace,</text:span></text:p>
            <text:p><text:span text:style-name="T4">tidings of Jesus, redemption, and rel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5" draw:text-style-name="P4" draw:layer="layout" svg:width="24.384cm" svg:height="6.095cm" svg:x="1.778cm" svg:y="0.762cm">
          <draw:text-box>
            <text:p text:style-name="P1"><text:span text:style-name="T3">3. </text:span><text:span text:style-name="T4">Proclaim to every people, tongue, and nation</text:span></text:p>
            <text:p text:style-name="P1"><text:span text:style-name="T4">that God, in whom they live and move, is Love;</text:span></text:p>
            <text:p text:style-name="P1"><text:span text:style-name="T4">tell how He stooped to save His lost creation,</text:span></text:p>
            <text:p text:style-name="P1"><text:span text:style-name="T4">and died on earth that we might live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>
        <draw:frame draw:style-name="gr6" draw:text-style-name="P6" draw:layer="layout" svg:width="24.384cm" svg:height="4.143cm" svg:x="1.778cm" svg:y="0.762cm">
          <draw:text-box>
            <text:p><text:span text:style-name="T5">Refrain:</text:span></text:p>
            <text:p><text:span text:style-name="T4">Publish glad tidings, tidings of peace,</text:span></text:p>
            <text:p><text:span text:style-name="T4">tidings of Jesus, redemption, and rel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>
        <draw:frame draw:style-name="gr7" draw:text-style-name="P4" draw:layer="layout" svg:width="25.146cm" svg:height="6.37cm" svg:x="1.524cm" svg:y="0.742cm">
          <draw:text-box>
            <text:p text:style-name="P1"><text:span text:style-name="T3">4. </text:span><text:span text:style-name="T4">Give of thine own to bear the message glorious;</text:span></text:p>
            <text:p text:style-name="P1"><text:span text:style-name="T4">give of thy wealth to speed them on their way;</text:span></text:p>
            <text:p text:style-name="P1"><text:span text:style-name="T4">pour out thy soul for them in prayer victorious,</text:span></text:p>
            <text:p text:style-name="P1"><text:span text:style-name="T4">and all thou spendest Jesus will rep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>
        <draw:frame draw:style-name="gr8" draw:text-style-name="P6" draw:layer="layout" svg:width="24.384cm" svg:height="9.335cm" svg:x="1.778cm" svg:y="0.762cm">
          <draw:text-box>
            <text:p><text:span text:style-name="T5">Refrain:</text:span></text:p>
            <text:p><text:span text:style-name="T4">Publish glad tidings, tidings of peace,</text:span></text:p>
            <text:p><text:span text:style-name="T4">tidings of Jesus, redemption, and release.</text:span></text:p>
            <text:p><text:span text:style-name="T4"/></text:p>
            <text:p><text:span text:style-name="T4"/></text:p>
            <text:p><text:span text:style-name="T4"/></text:p>
            <text:p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ackground" xlink:href="Pictures/100000000000042200000253C69C6A87797805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" style:display-name="1030%20Wt.%20Intro" style:page-layout-name="PM1" draw:style-name="Mdp2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5:20:12.315000000</meta:creation-date>
    <dc:title>Blue</dc:title>
    <meta:editing-duration>PT1M41S</meta:editing-duration>
    <meta:editing-cycles>5</meta:editing-cycles>
    <meta:generator>LibreOffice/5.3.7.2$Windows_X86_64 LibreOffice_project/6b8ed514a9f8b44d37a1b96673cbbdd077e24059</meta:generator>
    <dc:date>2018-01-18T21:07:41.470000000</dc:date>
    <meta:document-statistic meta:object-count="70"/>
  </office:meta>
</office:document-meta>
</file>